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Kop1" style:master-page-name="MP0" style:list-style-name="WW_OutlineListStyle_1" style:family="paragraph">
      <style:paragraph-properties fo:break-before="page"/>
    </style:style>
    <style:style style:name="P2" style:parent-style-name="Standaard" style:family="paragraph">
      <style:text-properties style:font-name-complex="Arial"/>
    </style:style>
    <style:style style:name="P3" style:parent-style-name="Normal" style:family="paragraph">
      <style:text-properties style:font-name="Arial" style:font-name-complex="Arial"/>
    </style:style>
    <style:style style:name="P4" style:parent-style-name="Normal" style:family="paragraph">
      <style:text-properties style:font-name="Arial" style:font-name-complex="Arial"/>
    </style:style>
    <style:style style:name="T5" style:parent-style-name="DefaultParagraphFont" style:family="text">
      <style:text-properties style:font-name="Arial" style:font-name-complex="Arial"/>
    </style:style>
  </office:automatic-styles>
  <office:body>
    <office:text text:use-soft-page-breaks="true">
      <text:h text:style-name="P1" text:outline-level="1"><text:bookmark-start text:name="__RefHeading__508_629050910"/>Inleiding<text:bookmark-end text:name="__RefHeading__508_629050910"/></text:h>
      <text:p text:style-name="P2">5 maart ’13 zijn we naar Delft geweest om een kerncentrale te zien voor het IRI project. Hier hebben we de kerncentralen onder de loep kunnen nemen zodat we beter aan de slag konden met het IRI project en om een leuke excursie te hebben, waarbij we veel konden leren.<text:s/></text:p>
      <text:p text:style-name="P3">Nadat we een rondleiding hebben gehad in de kerncentrale hebben we de opdracht<text:s/>gekregen. De bedoeling is dat<text:s/>wij de kencentrale gaan “simuleren”.<text:s/>Dat<text:s/>wil<text:s/>inhouden dat we zowel de sensoren (analoog<text:s/>en digitaal) moeten simuleren, maar ook programma om deze sensoren te verwerken en de resultaten te tonen op een overzichtelijke wijze.<text:s/></text:p>
      <text:p text:style-name="P4"/>
      <text:p text:style-name="Normal"><text:span text:style-name="T5">In dit document beschrijven we de wijze waarop dit willen gaan uitvoer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break-before="page" fo:margin-bottom="0.0833in"/>
      <style:text-properties fo:font-weight="bold" style:font-weight-asian="bold" style:font-weight-complex="bold" fo:font-size="24pt" style:font-size-asian="24pt" fo:hyphenate="false"/>
    </style:style>
    <style:style style:name="Kop2" style:display-name="Kop 2" style:family="paragraph" style:parent-style-name="Standaard" style:next-style-name="Standaard" style:default-outline-level="2">
      <style:paragraph-properties fo:keep-with-next="always" fo:margin-top="0.25in" fo:margin-bottom="0.0416in"/>
      <style:text-properties style:font-name-complex="Arial" fo:font-weight="bold" style:font-weight-asian="bold" style:font-weight-complex="bold" fo:font-size="18pt" style:font-size-asian="18pt" style:font-size-complex="14pt" fo:hyphenate="false"/>
    </style:style>
    <style:style style:name="Kop3" style:display-name="Kop 3" style:family="paragraph" style:parent-style-name="Standaard" style:next-style-name="Standaard" style:default-outline-level="3">
      <style:paragraph-properties fo:keep-with-next="always" fo:margin-top="0.25in" fo:margin-bottom="0.0277in"/>
      <style:text-properties style:font-name-complex="Arial" fo:font-weight="bold" style:font-weight-asian="bold" style:font-weight-complex="bold" fo:font-size="14pt" style:font-size-asian="14pt" style:font-size-complex="13pt" fo:hyphenate="false"/>
    </style:style>
    <style:style style:name="Kop4" style:display-name="Kop 4" style:family="paragraph" style:parent-style-name="Standaard" style:next-style-name="Standaard" style:default-outline-level="4">
      <style:paragraph-properties fo:keep-with-next="always" fo:margin-top="0.1666in" fo:margin-bottom="0.0416in"/>
      <style:text-properties style:font-name-complex="Arial" fo:font-weight="bold" style:font-weight-asian="bold" style:font-weight-complex="bold" fo:font-size="12pt" style:font-size-asian="12pt" style:font-size-complex="14pt" fo:hyphenate="false"/>
    </style:style>
    <style:style style:name="Kop5" style:display-name="Kop 5" style:family="paragraph" style:parent-style-name="Standaard" style:next-style-name="Standa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Kop6" style:display-name="Kop 6" style:family="paragraph" style:parent-style-name="Standaard" style:next-style-name="Standaard"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Kop7" style:display-name="Kop 7" style:family="paragraph" style:parent-style-name="Standaard" style:next-style-name="Standaard" style:default-outline-level="7">
      <style:paragraph-properties fo:margin-top="0.1666in" fo:margin-bottom="0.0416in"/>
      <style:text-properties style:font-name="Times New Roman" fo:font-size="12pt" style:font-size-asian="12pt" fo:hyphenate="false"/>
    </style:style>
    <style:style style:name="Kop8" style:display-name="Kop 8" style:family="paragraph" style:parent-style-name="Standaard" style:next-style-name="Standaard"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Kop9" style:display-name="Kop 9" style:family="paragraph" style:parent-style-name="Standaard" style:next-style-name="Standaard" style:default-outline-level="9">
      <style:paragraph-properties fo:margin-top="0.1666in" fo:margin-bottom="0.0416in"/>
      <style:text-properties style:font-name-complex="Arial" style:font-size-complex="11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ard" style:display-name="Standaard" style:family="paragraph">
      <style:paragraph-properties style:vertical-align="baseline" fo:margin-bottom="0in" fo:line-height="110%"/>
      <style:text-properties style:font-name="Arial" style:font-name-asian="Times New Roman" style:font-name-complex="Times New Roman" style:font-size-complex="12pt" style:language-asian="nl" style:country-asian="N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ël Koek</meta:initial-creator>
    <dc:creator>Daniël Koek</dc:creator>
    <meta:creation-date>2013-03-26T08:53:00Z</meta:creation-date>
    <dc:date>2013-03-26T09:25:00Z</dc:date>
    <meta:template xlink:href="Normal.dotm" xlink:type="simple"/>
    <meta:editing-cycles>10</meta:editing-cycles>
    <meta:editing-duration>PT1860S</meta:editing-duration>
    <meta:document-statistic meta:page-count="1" meta:paragraph-count="1" meta:word-count="105" meta:character-count="687" meta:row-count="4" meta:non-whitespace-character-count="583"/>
  </office:meta>
</office:document-meta>
</file>